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8"/>
      <text:p text:style-name="P9">Sprint 1 <text:s/></text:p>
      <text:p text:style-name="P8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7">Plugga/läsa på/googla kod-teknikerna </text:p>
            <text:p text:style-name="P7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8"/>
      <text:p text:style-name="P8"/>
      <text:p text:style-name="P9">Sprint 2 <text:s/></text:p>
      <text:p text:style-name="P8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7">Plugga/läsa på/googla kod-teknikerna </text:p>
            <text:p text:style-name="P7">jag kommer att behöva använda.<text:line-break/></text:p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5"/>
            <text:p text:style-name="P5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5"/>
            <text:p text:style-name="P5">Javascript + CSS</text:p>
            <text:p text:style-name="P6">Lägg till laddarikon i popupfönster</text:p>
            <text:p text:style-name="P5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5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8T23:47:11.97</dc:date>
    <meta:editing-duration>P2DT11H20M47S</meta:editing-duration>
    <meta:editing-cycles>109</meta:editing-cycles>
    <meta:generator>OpenOffice.org/3.3$Win32 OpenOffice.org_project/330m20$Build-9567</meta:generator>
    <meta:document-statistic meta:table-count="2" meta:image-count="0" meta:object-count="0" meta:page-count="2" meta:paragraph-count="42" meta:word-count="101" meta:character-count="575"/>
  </office:meta>
</office:document-meta>
</file>